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a32" officeooo:paragraph-rsid="000d0a32"/>
    </style:style>
    <style:style style:name="P2" style:family="paragraph" style:parent-style-name="Standard">
      <style:text-properties officeooo:rsid="000eaece" officeooo:paragraph-rsid="000eaece"/>
    </style:style>
    <style:style style:name="P3" style:family="paragraph" style:parent-style-name="Standard">
      <style:text-properties officeooo:rsid="000ffa0a" officeooo:paragraph-rsid="000ffa0a"/>
    </style:style>
    <style:style style:name="P4" style:family="paragraph" style:parent-style-name="Standard">
      <style:text-properties officeooo:rsid="0011b946" officeooo:paragraph-rsid="0011b946"/>
    </style:style>
    <style:style style:name="T1" style:family="text">
      <style:text-properties officeooo:rsid="0011b252"/>
    </style:style>
    <style:style style:name="T2" style:family="text">
      <style:text-properties officeooo:rsid="00129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 4/19 → « toulouse » avec majuscule</text:p>
      <text:p text:style-name="P1"/>
      <text:p text:style-name="P2">p 7/19 → « l’oublie de maintenance » ou « l’oubli de maintenance » ?</text:p>
      <text:p text:style-name="P2"/>
      <text:p text:style-name="P3">p 7/19 → « récupération précise est récupérée directement par Sigfox » ?????</text:p>
      <text:p text:style-name="P1">L<text:span text:style-name="T1">a phrase n’a pas de sens … C’est le client qui a besoin de la localisation, pas Sigfox…</text:span></text:p>
      <text:p text:style-name="P1"/>
      <text:p text:style-name="P4">p 9/19 → « cahier des charge » ou « cahier des charges »</text:p>
      <text:p text:style-name="P4"/>
      <text:p text:style-name="P4">p 9/19 – 10/19 → Pourquoi insister sur la modulation UNB de Sigfox alors qu’on ne sait pas quelle <text:s/>modulation utilise LORA ? Est-ce que <text:span text:style-name="T2">la perte de précision de localisation (5 km par rapport à 500 m) n’est pas si importante par rapport au gain de 1 euro par mo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08:24:05.670758877</meta:creation-date>
    <dc:date>2018-05-28T08:47:01.642526305</dc:date>
    <meta:editing-duration>PT12M2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18" meta:character-count="588" meta:non-whitespace-character-count="474"/>
  </office:meta>
</office:document-meta>
</file>